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Trebuchet MS" svg:font-family="'Trebuchet MS', Verdana, Arial, Helvetica, sans-serif"/>
    <style:font-face style:name="DejaVu Sans Mono" svg:font-family="'DejaVu Sans Mono'" style:font-family-generic="modern" style:font-pitch="fixed"/>
    <style:font-face style:name="Lohit Devanagari2" svg:font-family="'Lohit Devanagari'"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orphans="2" fo:widows="2" fo:text-indent="0in" style:auto-text-indent="false"/>
      <style:text-properties fo:font-variant="normal" fo:text-transform="none" fo:color="#000000" style:font-name="Trebuchet MS" fo:font-size="14pt" fo:letter-spacing="normal" fo:font-style="normal" fo:font-weight="normal"/>
    </style:style>
    <style:style style:name="P2"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Trebuchet MS" fo:font-size="14pt" fo:letter-spacing="normal" fo:font-style="normal" fo:font-weight="normal"/>
    </style:style>
    <style:style style:name="P3" style:family="paragraph" style:parent-style-name="Standard">
      <style:paragraph-properties fo:margin-left="0in" fo:margin-right="0in" fo:text-align="center" style:justify-single-word="false" fo:orphans="2" fo:widows="2" fo:text-indent="0in" style:auto-text-indent="false"/>
      <style:text-properties fo:font-variant="normal" fo:text-transform="none" fo:color="#000000" style:font-name="Trebuchet MS" fo:font-size="24pt" fo:letter-spacing="normal" fo:font-style="normal" fo:font-weight="bold" style:font-size-asian="24pt" style:font-weight-asian="bold" style:font-size-complex="24pt" style:font-weight-complex="bold"/>
    </style:style>
    <style:style style:name="P4" style:family="paragraph" style:parent-style-name="Standard">
      <style:paragraph-properties fo:margin-left="0in" fo:margin-right="0in" fo:orphans="2" fo:widows="2" fo:text-indent="0in" style:auto-text-indent="false"/>
      <style:text-properties fo:font-variant="normal" fo:text-transform="none" fo:color="#000000" style:font-name="Trebuchet MS" fo:font-size="18pt" fo:letter-spacing="normal" fo:font-style="normal" fo:font-weight="bold" style:font-size-asian="18pt" style:font-weight-asian="bold" style:font-size-complex="18pt" style:font-weight-complex="bold"/>
    </style:style>
    <style:style style:name="P5" style:family="paragraph" style:parent-style-name="Text_20_body">
      <style:paragraph-properties fo:margin-top="0in" fo:margin-bottom="0in" fo:orphans="2" fo:widows="2"/>
      <style:text-properties fo:font-variant="normal" fo:text-transform="none" fo:color="#000000" style:font-name="Trebuchet MS" fo:font-size="14pt" fo:letter-spacing="normal" fo:font-style="normal" fo:font-weight="normal"/>
    </style:style>
    <style:style style:name="P6" style:family="paragraph" style:parent-style-name="Text_20_body">
      <style:paragraph-properties fo:margin-top="0in" fo:margin-bottom="0in" fo:orphans="2" fo:widows="2"/>
      <style:text-properties fo:font-variant="normal" fo:text-transform="none" fo:color="#000000" style:font-name="Trebuchet MS" fo:font-size="18pt" fo:letter-spacing="normal" fo:font-style="normal" fo:font-weight="bold" style:font-size-asian="18pt" style:font-weight-asian="bold" style:font-size-complex="18pt" style:font-weight-complex="bold"/>
    </style:style>
    <style:style style:name="P7" style:family="paragraph" style:parent-style-name="Table_20_Contents">
      <style:text-properties style:font-name="Trebuchet MS" fo:font-size="14pt"/>
    </style:style>
    <style:style style:name="P8" style:family="paragraph" style:parent-style-name="Table_20_Contents">
      <style:paragraph-properties fo:text-align="center" style:justify-single-word="false"/>
      <style:text-properties style:font-name="Trebuchet MS" fo:font-size="14pt" fo:font-weight="bold" style:font-weight-asian="bold" style:font-weight-complex="bold"/>
    </style:style>
    <style:style style:name="P9" style:family="paragraph" style:parent-style-name="Text_20_body">
      <style:paragraph-properties fo:orphans="2" fo:widows="2"/>
      <style:text-properties fo:font-variant="normal" fo:text-transform="none" fo:color="#000000" style:font-name="Trebuchet MS" fo:font-size="14pt" fo:letter-spacing="normal" fo:font-style="normal" fo:font-weight="normal"/>
    </style:style>
    <style:style style:name="P10" style:family="paragraph" style:parent-style-name="Text_20_body">
      <style:paragraph-properties fo:orphans="2" fo:widows="2"/>
      <style:text-properties fo:font-variant="normal" fo:text-transform="none" fo:color="#000000" style:font-name="Trebuchet MS" fo:font-size="18pt" fo:letter-spacing="normal" fo:font-style="normal" fo:font-weight="bold" style:font-size-asian="18pt" style:font-weight-asian="bold" style:font-size-complex="18pt" style:font-weight-complex="bold"/>
    </style:style>
    <style:style style:name="P11" style:family="paragraph" style:parent-style-name="Text_20_body" style:list-style-name="L2">
      <style:paragraph-properties fo:orphans="2" fo:widows="2"/>
      <style:text-properties fo:font-variant="normal" fo:text-transform="none" fo:color="#000000" style:font-name="Trebuchet MS" fo:font-size="14pt" fo:letter-spacing="normal" fo:font-style="normal" fo:font-weight="normal"/>
    </style:style>
    <style:style style:name="P12" style:family="paragraph" style:parent-style-name="Text_20_body" style:list-style-name="L3">
      <style:paragraph-properties fo:orphans="2" fo:widows="2"/>
      <style:text-properties fo:font-variant="normal" fo:text-transform="none" fo:color="#000000" style:font-name="Trebuchet MS" fo:font-size="14pt" fo:letter-spacing="normal" fo:font-style="normal" fo:font-weight="normal"/>
    </style:style>
    <style:style style:name="P13" style:family="paragraph" style:parent-style-name="Text_20_body" style:list-style-name="L3">
      <style:paragraph-properties fo:orphans="2" fo:widows="2"/>
    </style:style>
    <style:style style:name="P14" style:family="paragraph" style:parent-style-name="Text_20_body" style:list-style-name="L1">
      <style:paragraph-properties fo:margin-top="0in" fo:margin-bottom="0in" fo:orphans="2" fo:widows="2"/>
      <style:text-properties fo:font-variant="normal" fo:text-transform="none" fo:color="#000000" style:font-name="Trebuchet MS" fo:font-size="14pt" fo:letter-spacing="normal" fo:font-style="normal" fo:font-weight="normal"/>
    </style:style>
    <style:style style:name="P15" style:family="paragraph" style:parent-style-name="Text_20_body" style:list-style-name="L2">
      <style:paragraph-properties fo:margin-top="0in" fo:margin-bottom="0in" fo:orphans="2" fo:widows="2"/>
      <style:text-properties fo:font-variant="normal" fo:text-transform="none" fo:color="#000000" style:font-name="Trebuchet MS" fo:font-size="14pt" fo:letter-spacing="normal" fo:font-style="normal" fo:font-weight="normal"/>
    </style:style>
    <style:style style:name="P16" style:family="paragraph" style:parent-style-name="Text_20_body" style:list-style-name="L2">
      <style:paragraph-properties fo:margin-top="0in" fo:margin-bottom="0in" fo:orphans="2" fo:widows="2"/>
    </style:style>
    <style:style style:name="T1" style:family="text">
      <style:text-properties fo:font-variant="normal" fo:text-transform="none" fo:color="#000000" style:font-name="Trebuchet MS" fo:font-size="14pt" fo:letter-spacing="normal" fo:font-style="normal" fo:font-weight="normal"/>
    </style:style>
    <style:style style:name="T2" style:family="text">
      <style:text-properties style:font-name="Nimbus Mono L"/>
    </style:style>
    <style:style style:name="T3" style:family="text">
      <style:text-properties style:font-name="Nimbus Mono L"/>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ublishing System Guidebook</text:p>
      <text:p text:style-name="P2"/>
      <text:p text:style-name="P4">Introduction</text:p>
      <text:p text:style-name="P1"/>
      <text:p text:style-name="P1">All manpage source files will be written in asciidoc format. Asciidoc is a readable text markup language. Using the asiidoc command all documents will be converted to Docbook which is an XML schema with tags for specifically for publishing. Using XSLT we can transform our Docbook source files into other formats such as PDF, html and manpages. </text:p>
      <text:p text:style-name="P1"/>
      <text:p text:style-name="P4">Setup</text:p>
      <text:p text:style-name="P1"/>
      <text:p text:style-name="P1">Follow the steps below to setup your publishing environment.</text:p>
      <text:p text:style-name="P1"/>
      <text:list xml:id="list918116708" text:style-name="L1">
        <text:list-item>
          <text:p text:style-name="P14">Install the following packages on your Linux OS. </text:p>
          <text:p text:style-name="P14"/>
        </text:list-item>
      </text:list>
      <table:table table:name="Table1" table:style-name="Table1">
        <table:table-column table:style-name="Table1.A"/>
        <table:table-column table:style-name="Table1.B"/>
        <table:table-row>
          <table:table-cell table:style-name="Table1.A1" office:value-type="string">
            <text:p text:style-name="P8">Ubuntu/Mint </text:p>
          </table:table-cell>
          <table:table-cell table:style-name="Table1.B1" office:value-type="string">
            <text:p text:style-name="P8">Fedora</text:p>
          </table:table-cell>
        </table:table-row>
        <table:table-row>
          <table:table-cell table:style-name="Table1.A2" office:value-type="string">
            <text:p text:style-name="P5">docbook</text:p>
            <text:p text:style-name="P5">docbook-xsl</text:p>
            <text:p text:style-name="P5">docbook-xsl-doc-pdf</text:p>
            <text:p text:style-name="P5">docbook-xsl-doc-html</text:p>
            <text:p text:style-name="P5">libservlet2.4-java</text:p>
            <text:p text:style-name="P5">docbook2odf</text:p>
            <text:p text:style-name="P5">docbook2x</text:p>
            <text:p text:style-name="P5">xsltproc</text:p>
            <text:p text:style-name="P5">asciidoc</text:p>
          </table:table-cell>
          <table:table-cell table:style-name="Table1.B2" office:value-type="string">
            <text:p text:style-name="P7">docbook-dtds</text:p>
            <text:p text:style-name="P7">docbook-simple</text:p>
            <text:p text:style-name="P7">docbook-utils-pdf</text:p>
            <text:p text:style-name="P7">docbook-style-dsssl</text:p>
            <text:p text:style-name="P7">docbook2X</text:p>
            <text:p text:style-name="P7">docbook-utils</text:p>
            <text:p text:style-name="P7">docbook-style-xsl</text:p>
            <text:p text:style-name="P7">xsltproc</text:p>
            <text:p text:style-name="P7">asciidoc</text:p>
          </table:table-cell>
        </table:table-row>
      </table:table>
      <text:p text:style-name="P5"/>
      <text:list xml:id="list1327812994" text:continue-numbering="true" text:style-name="L1">
        <text:list-item>
          <text:list>
            <text:list-header>
              <text:p text:style-name="P14"/>
            </text:list-header>
          </text:list>
        </text:list-item>
        <text:list-item>
          <text:p text:style-name="P14"><text:s/>Create your local svn source tree</text:p>
          <text:list>
            <text:list-item>
              <text:p text:style-name="P14">Install svn </text:p>
              <text:list>
                <text:list-item>
                  <text:p text:style-name="P14">Fedora – <text:span text:style-name="T2">su - ; yum install svn</text:span></text:p>
                </text:list-item>
                <text:list-item>
                  <text:p text:style-name="P14">Ubuntu/Mint – <text:span text:style-name="T2">sudo apt-get install subversion</text:span></text:p>
                </text:list-item>
              </text:list>
            </text:list-item>
            <text:list-item>
              <text:p text:style-name="P14">Checkout the xcpdocs project</text:p>
              <text:list>
                <text:list-item>
                  <text:p text:style-name="P14">CD to where you want to store the xcpdocs project and type -<text:span text:style-name="T2"> svn checkout </text:span><text:a xlink:type="simple" xlink:href="http://cloud.acs.edcc.edu/svn/xcpdocs"><text:span text:style-name="T2">http://cloud.acs.edcc.edu/svn/xcpdocs</text:span></text:a></text:p>
                </text:list-item>
                <text:list-item>
                  <text:p text:style-name="P14">Enter your username and password when prompted</text:p>
                </text:list-item>
                <text:list-item>
                  <text:p text:style-name="P14"><text:soft-page-break/>Follow the svn guide for more info - https://portal.acs.edcc.edu/mod/resource/view.php?id=2839</text:p>
                </text:list-item>
              </text:list>
            </text:list-item>
          </text:list>
        </text:list-item>
      </text:list>
      <text:p text:style-name="P5"/>
      <text:p text:style-name="P6">Creating Documentation</text:p>
      <text:p text:style-name="P5"/>
      <text:list xml:id="list1644853983" text:style-name="L2">
        <text:list-item>
          <text:p text:style-name="P15">Create personalized template</text:p>
          <text:list>
            <text:list-item>
              <text:p text:style-name="P15">CD to your new xcpdocs project directory. Then CD to the xcpdocs/trunk/docs/source/asciidoc/TEMPLATES directory. Make a copy of example_manpage.ad and add your author information. Save it as &lt;your name&gt;_template.ad</text:p>
              <text:p text:style-name="P15"/>
            </text:list-item>
          </text:list>
        </text:list-item>
        <text:list-item>
          <text:p text:style-name="P15">Write Documentation:</text:p>
          <text:list>
            <text:list-item>
              <text:p text:style-name="P16"><text:span text:style-name="T1">Pick an xe subcommand from the list at </text:span><text:a xlink:type="simple" xlink:href="https://portal.acs.edcc.edu/mod/resource/view.php?inpopup=true&amp;id=2843">https://portal.acs.edcc.edu/mod/resource/view.php?inpopup=true&amp;id=2843</text:a></text:p>
            </text:list-item>
            <text:list-item>
              <text:p text:style-name="P15">Research the command</text:p>
              <text:list>
                <text:list-item>
                  <text:p text:style-name="P15">Log into cloud.acs.edcc.edu port number 10150 and test</text:p>
                </text:list-item>
                <text:list-item>
                  <text:p text:style-name="P15">Alternately install XCP in Virtualbox and test</text:p>
                </text:list-item>
              </text:list>
            </text:list-item>
            <text:list-item>
              <text:p text:style-name="P15">Write your manpage in asciidoc with a text editor (geany, bluefish etc.) and save it in xcpdocs/trunk/docs/source/asciidoc/ . For example: <text:s text:c="2"/>The manpage for xe vm-list would be saved as xe-vm-list.ad.</text:p>
              <text:p text:style-name="P15"/>
            </text:list-item>
          </text:list>
        </text:list-item>
        <text:list-item>
          <text:p text:style-name="P15">Test your manpage by using a2x and man</text:p>
          <text:list>
            <text:list-item>
              <text:p text:style-name="P15"><text:span text:style-name="T2">a2x --doctype manpage --format manpage &lt;your asciidoc manpage&gt;</text:span> eg. xe-vm-list.ad</text:p>
            </text:list-item>
            <text:list-item>
              <text:p text:style-name="P15"><text:span text:style-name="T2">man &lt;manpage name&gt;</text:span> eg. man ./xe-vm-list.1</text:p>
              <text:p text:style-name="P15"/>
            </text:list-item>
          </text:list>
        </text:list-item>
        <text:list-item>
          <text:p text:style-name="P11">Make other documents and update subversion</text:p>
          <text:list>
            <text:list-item>
              <text:p text:style-name="P11">CD into the directory of the new files – <text:span text:style-name="T2">makedocs -mu xe-command.ad</text:span></text:p>
            </text:list-item>
          </text:list>
        </text:list-item>
      </text:list>
      <text:p text:style-name="P9"/>
      <text:p text:style-name="P10">Peer Review</text:p>
      <text:list xml:id="list1024527239" text:style-name="L3">
        <text:list-item>
          <text:p text:style-name="P12">Present manpages to team at bi-monthly meeting for feedback</text:p>
        </text:list-item>
        <text:list-item>
          <text:p text:style-name="P13"><text:span text:style-name="T1">Mark the manpages as finished at </text:span><text:a xlink:type="simple" xlink:href="https://portal.acs.edcc.edu/mod/resource/view.php?inpopup=true&amp;id=2843">https://portal.acs.edcc.edu/mod/resource/view.php?inpopup=true&amp;id=2843</text:a></text:p>
        </text:list-item>
        <text:list-item>
          <text:p text:style-name="P12">Make a hard link to it in xcpdocs/docs/source/asciidoc/RELEASE/ <text:s/>ie. <text:span text:style-name="T2">ln example_manpage.ad ../RELEA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Trebuchet MS" svg:font-family="'Trebuchet MS', Verdana, Arial, Helvetica, sans-serif"/>
    <style:font-face style:name="DejaVu Sans Mono" svg:font-family="'DejaVu Sans Mono'" style:font-family-generic="modern" style:font-pitch="fixed"/>
    <style:font-face style:name="Lohit Devanagari2" svg:font-family="'Lohit Devanagari'"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Sharp1" style:font-size-asian="10pt" style:font-name-complex="Lohit Devanagari2"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nt </meta:initial-creator>
    <meta:creation-date>2012-09-04T10:37:43</meta:creation-date>
    <dc:date>2012-11-01T21:58:10</dc:date>
    <dc:creator>Grant </dc:creator>
    <meta:editing-duration>PT4H42M13S</meta:editing-duration>
    <meta:editing-cycles>17</meta:editing-cycles>
    <meta:generator>LibreOffice/3.5$Linux_X86_64 LibreOffice_project/350m1$Build-3</meta:generator>
    <meta:document-statistic meta:table-count="1" meta:image-count="0" meta:object-count="0" meta:page-count="2" meta:paragraph-count="52" meta:word-count="348" meta:character-count="2451" meta:non-whitespace-character-count="2174"/>
  </office:meta>
</office:document-meta>
</file>